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99cm"/>
    </style:style>
    <style:style style:name="Table1.B" style:family="table-column">
      <style:table-column-properties style:column-width="9.534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948a" officeooo:paragraph-rsid="001f948a"/>
    </style:style>
    <style:style style:name="P2" style:family="paragraph" style:parent-style-name="Standard">
      <style:text-properties fo:font-weight="bold" officeooo:rsid="001f948a" officeooo:paragraph-rsid="001f948a" style:font-weight-asian="bold" style:font-weight-complex="bold"/>
    </style:style>
    <style:style style:name="P3" style:family="paragraph" style:parent-style-name="Standard">
      <style:text-properties fo:font-weight="bold" officeooo:rsid="0020749f" officeooo:paragraph-rsid="0020749f" style:font-weight-asian="bold" style:font-weight-complex="bold"/>
    </style:style>
    <style:style style:name="P4" style:family="paragraph" style:parent-style-name="Standard">
      <style:text-properties fo:font-weight="bold" officeooo:rsid="0023ad88" officeooo:paragraph-rsid="0023ad88" style:font-weight-asian="bold" style:font-weight-complex="bold"/>
    </style:style>
    <style:style style:name="P5" style:family="paragraph" style:parent-style-name="Standard">
      <style:text-properties fo:font-weight="bold" officeooo:rsid="00249bf7" officeooo:paragraph-rsid="00249bf7" style:font-weight-asian="bold" style:font-weight-complex="bold"/>
    </style:style>
    <style:style style:name="P6" style:family="paragraph" style:parent-style-name="Standard">
      <style:text-properties fo:font-weight="bold" officeooo:rsid="002ac558" officeooo:paragraph-rsid="002ac558" style:font-weight-asian="bold" style:font-weight-complex="bold"/>
    </style:style>
    <style:style style:name="P7" style:family="paragraph" style:parent-style-name="Standard">
      <style:text-properties fo:font-weight="bold" officeooo:rsid="002ac558" officeooo:paragraph-rsid="002ff2bf" style:font-weight-asian="bold" style:font-weight-complex="bold"/>
    </style:style>
    <style:style style:name="P8" style:family="paragraph" style:parent-style-name="Standard">
      <style:text-properties fo:font-weight="bold" officeooo:rsid="003085c0" officeooo:paragraph-rsid="003085c0" style:font-weight-asian="bold" style:font-weight-complex="bold"/>
    </style:style>
    <style:style style:name="P9" style:family="paragraph" style:parent-style-name="Standard">
      <style:text-properties fo:font-weight="bold" officeooo:rsid="0034c3aa" officeooo:paragraph-rsid="0034c3aa" style:font-weight-asian="bold" style:font-weight-complex="bold"/>
    </style:style>
    <style:style style:name="P10" style:family="paragraph" style:parent-style-name="Standard">
      <style:text-properties fo:font-weight="bold" officeooo:rsid="00369e0d" officeooo:paragraph-rsid="00369e0d" style:font-weight-asian="bold" style:font-weight-complex="bold"/>
    </style:style>
    <style:style style:name="P11" style:family="paragraph" style:parent-style-name="Standard">
      <style:text-properties fo:font-weight="bold" officeooo:rsid="0037f912" officeooo:paragraph-rsid="0037f912" style:font-weight-asian="bold" style:font-weight-complex="bold"/>
    </style:style>
    <style:style style:name="P12" style:family="paragraph" style:parent-style-name="Standard">
      <style:text-properties fo:font-weight="bold" officeooo:rsid="003852c7" officeooo:paragraph-rsid="003852c7" style:font-weight-asian="bold" style:font-weight-complex="bold"/>
    </style:style>
    <style:style style:name="P13" style:family="paragraph" style:parent-style-name="Standard">
      <style:text-properties fo:font-weight="normal" officeooo:rsid="0020749f" officeooo:paragraph-rsid="0020749f" style:font-weight-asian="normal" style:font-weight-complex="normal"/>
    </style:style>
    <style:style style:name="P14" style:family="paragraph" style:parent-style-name="Standard">
      <style:text-properties fo:font-weight="normal" officeooo:rsid="0023ad88" officeooo:paragraph-rsid="0023ad88" style:font-weight-asian="normal" style:font-weight-complex="normal"/>
    </style:style>
    <style:style style:name="P15" style:family="paragraph" style:parent-style-name="Standard">
      <style:text-properties fo:font-weight="normal" officeooo:rsid="00267c02" officeooo:paragraph-rsid="00267c02" style:font-weight-asian="normal" style:font-weight-complex="normal"/>
    </style:style>
    <style:style style:name="P16" style:family="paragraph" style:parent-style-name="Standard">
      <style:text-properties fo:font-weight="normal" officeooo:rsid="003085c0" officeooo:paragraph-rsid="003085c0" style:font-weight-asian="normal" style:font-weight-complex="normal"/>
    </style:style>
    <style:style style:name="P17" style:family="paragraph" style:parent-style-name="Standard">
      <style:text-properties fo:font-weight="normal" officeooo:rsid="00324859" officeooo:paragraph-rsid="00324859" style:font-weight-asian="normal" style:font-weight-complex="normal"/>
    </style:style>
    <style:style style:name="P18" style:family="paragraph" style:parent-style-name="Standard">
      <style:text-properties fo:font-weight="normal" officeooo:rsid="0037f912" officeooo:paragraph-rsid="0037f912" style:font-weight-asian="normal" style:font-weight-complex="normal"/>
    </style:style>
    <style:style style:name="P19" style:family="paragraph" style:parent-style-name="Standard">
      <style:text-properties fo:font-weight="bold" officeooo:rsid="003852c7" officeooo:paragraph-rsid="003852c7" style:font-weight-asian="bold" style:font-weight-complex="bold"/>
    </style:style>
    <style:style style:name="P20" style:family="paragraph" style:parent-style-name="Standard">
      <style:text-properties fo:font-weight="bold" officeooo:rsid="003bf2eb" officeooo:paragraph-rsid="003bf2eb" style:font-weight-asian="bold" style:font-weight-complex="bold"/>
    </style:style>
    <style:style style:name="P21" style:family="paragraph" style:parent-style-name="Table_20_Contents">
      <style:text-properties officeooo:rsid="003ce1fc" officeooo:paragraph-rsid="003ce1fc"/>
    </style:style>
    <style:style style:name="P22" style:family="paragraph" style:parent-style-name="Table_20_Contents">
      <style:text-properties officeooo:rsid="003d7a8b" officeooo:paragraph-rsid="003d7a8b"/>
    </style:style>
    <style:style style:name="P23" style:family="paragraph" style:parent-style-name="Table_20_Contents">
      <style:text-properties officeooo:rsid="004a1d98" officeooo:paragraph-rsid="004a1d98"/>
    </style:style>
    <style:style style:name="T1" style:family="text">
      <style:text-properties fo:font-weight="normal" style:font-weight-asian="normal" style:font-weight-complex="normal"/>
    </style:style>
    <style:style style:name="T2" style:family="text">
      <style:text-properties fo:font-weight="normal" officeooo:rsid="00267795" style:font-weight-asian="normal" style:font-weight-complex="normal"/>
    </style:style>
    <style:style style:name="T3" style:family="text">
      <style:text-properties fo:font-weight="normal" officeooo:rsid="0027dac2" style:font-weight-asian="normal" style:font-weight-complex="normal"/>
    </style:style>
    <style:style style:name="T4" style:family="text">
      <style:text-properties fo:font-weight="normal" officeooo:rsid="002e73ad" style:font-weight-asian="normal" style:font-weight-complex="normal"/>
    </style:style>
    <style:style style:name="T5" style:family="text">
      <style:text-properties fo:font-weight="normal" officeooo:rsid="002f9dd1" style:font-weight-asian="normal" style:font-weight-complex="normal"/>
    </style:style>
    <style:style style:name="T6" style:family="text">
      <style:text-properties fo:font-weight="normal" officeooo:rsid="0047ea9f" style:font-weight-asian="normal" style:font-weight-complex="normal"/>
    </style:style>
    <style:style style:name="T7" style:family="text">
      <style:text-properties fo:font-weight="normal" officeooo:rsid="00495a5b" style:font-weight-asian="normal" style:font-weight-complex="normal"/>
    </style:style>
    <style:style style:name="T8" style:family="text">
      <style:text-properties fo:font-weight="normal" officeooo:rsid="004a08e0" style:font-weight-asian="normal" style:font-weight-complex="normal"/>
    </style:style>
    <style:style style:name="T9" style:family="text">
      <style:text-properties officeooo:rsid="0027dac2"/>
    </style:style>
    <style:style style:name="T10" style:family="text">
      <style:text-properties officeooo:rsid="002e73ad"/>
    </style:style>
    <style:style style:name="T11" style:family="text">
      <style:text-properties officeooo:rsid="002f9dd1"/>
    </style:style>
    <style:style style:name="T12" style:family="text">
      <style:text-properties officeooo:rsid="0034c3aa"/>
    </style:style>
    <style:style style:name="T13" style:family="text">
      <style:text-properties officeooo:rsid="003b8925"/>
    </style:style>
    <style:style style:name="T14" style:family="text">
      <style:text-properties officeooo:rsid="004071f5"/>
    </style:style>
    <style:style style:name="T15" style:family="text">
      <style:text-properties officeooo:rsid="0047a81d"/>
    </style:style>
    <style:style style:name="T16" style:family="text">
      <style:text-properties officeooo:rsid="0047ea9f"/>
    </style:style>
    <style:style style:name="T17" style:family="text">
      <style:text-properties officeooo:rsid="0049810b"/>
    </style:style>
    <style:style style:name="T18" style:family="text">
      <style:text-properties officeooo:rsid="004a08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tab/><text:tab/><text:tab/><text:tab/><text:span text:style-name="T15">Ashwani Kumar Verma 16CS60R62</text:span></text:p>
      <text:p text:style-name="P2"><text:tab/><text:tab/><text:span text:style-name="T14">ASSIGNMENT 2-CLIENT-SERVER CHAT DOCUMENTATION</text:span></text:p>
      <text:p text:style-name="P2"/>
      <text:p text:style-name="P2">PROBLEM:</text:p>
      <text:p text:style-name="P1">Design a client-server chat program with max 5 clients online at one time,and only one session is allowed.</text:p>
      <text:p text:style-name="P1"/>
      <text:p text:style-name="P3">SOLUTION:</text:p>
      <text:p text:style-name="P3">1. ONLY <text:s/>5 CLIENT</text:p>
      <text:p text:style-name="P3"><text:tab/><text:span text:style-name="T1">For this i have kept one currently_connected variable in shared memory. Sever after accepting any connection check that whether currently online clients is less than 5 than it accept otherwise it sends CONNECTION LIMIT EXCEEDED!! message.</text:span></text:p>
      <text:p text:style-name="P8"><text:span text:style-name="T1">currently_connected varible is </text:span>locked<text:span text:style-name="T1"> before any process updates its value and after updating released.</text:span></text:p>
      <text:p text:style-name="P13"/>
      <text:p text:style-name="P4">2. UNIQUE ID ,NAME AND OTHER CHARACTERISTICS:</text:p>
      <text:p text:style-name="P4"><text:tab/><text:span text:style-name="T1">For this i have generated </text:span>random number as client id and random string as client name<text:span text:style-name="T1">. Time at which client comes is also recorded.After accepting the request Client is greeted with welcome message. </text:span></text:p>
      <text:p text:style-name="P14"/>
      <text:p text:style-name="P5">3.QUERY MESSAGE:</text:p>
      <text:p text:style-name="P5"><text:tab/><text:span text:style-name="T3">Client sends </text:span><text:span text:style-name="T9">query() message</text:span><text:span text:style-name="T3"> in the same format.Server catches this message and it sends the online clients to client from which the reqest is coming.</text:span><text:span text:style-name="T1">At Sever side the information of all </text:span>clients is stored in array of structures<text:span text:style-name="T1">. Sever creates a message reading all the information of online clients and sends it to client. Client </text:span><text:span text:style-name="T2">can now chat with any client</text:span><text:span text:style-name="T1">.</text:span></text:p>
      <text:p text:style-name="P15">If any client has disconnected it sets its <text:span text:style-name="T16">active 0</text:span> before disconnecting. </text:p>
      <text:p text:style-name="P15"/>
      <text:p text:style-name="P9">4.CLIENT SIDE:</text:p>
      <text:p text:style-name="P9"><text:tab/><text:span text:style-name="T1">At Client side there is a </text:span><text:span text:style-name="T6">fork </text:span><text:span text:style-name="T1">structure </text:span><text:span text:style-name="T7">where one fork handle recieving while another one sending</text:span><text:span text:style-name="T1"> If the message come from socket than it simply prints the message and if the message is user <text:s/>input than it sends the message to the server. Server will send reply accordingly. </text:span></text:p>
      <text:p text:style-name="P15"/>
      <text:p text:style-name="P6"><text:span text:style-name="T12">5</text:span>.MESSAGE PASSING:</text:p>
      <text:p text:style-name="P6"><text:tab/><text:span text:style-name="T1">Client can send message to any client with client id followed by message. </text:span>Ex “1234<text:span text:style-name="T17">5 hello”</text:span>.</text:p>
      <text:p text:style-name="P6"><text:span text:style-name="T1">Server catches this message. It checks that the id to which client is trying to send message is not the id of client itself from the Client Structure.If so it sends Can’t send message to yourself. If the id is Wrong than also proper error message is sent. Else the server add the message to message queue. The message queue is in shared memory. </text:span>Message queue is structute having 3 elements: TO,FROM,MSG.<text:span text:style-name="T1"> There are two processes at the server side corresponding to each client(2 servers).</text:span></text:p>
      <text:p text:style-name="P7">One is continously checking <text:span text:style-name="T11">the queue</text:span><text:span text:style-name="T5">.IF </text:span><text:span text:style-name="T1">the message at the front of queue is for itself that it takes the message and sends its to client. It dequeue the queue after sending the message.</text:span><text:span text:style-name="T4"> </text:span></text:p>
      <text:p text:style-name="P7"><text:span text:style-name="T4">The </text:span><text:span text:style-name="T10">other server process the continously waiting for some message to come from client and process accordingly.</text:span> </text:p>
      <text:p text:style-name="P16">Deadlock will never occur because process for which the message is at the front will only dequeue.</text:p>
      <text:p text:style-name="P16">But i have used semaphores also to avoid any troubles.</text:p>
      <text:p text:style-name="P17">Message is send with the sender id ,which is saved in message queue structure.</text:p>
      <text:p text:style-name="P17"/>
      <text:p text:style-name="P10">6.TERMINATION OF CLIENTS:</text:p>
      <text:p text:style-name="P10"><text:soft-page-break/><text:tab/><text:span text:style-name="T1">Client termination is captured by </text:span>SIGINT<text:span text:style-name="T1"> signal. If this event occur it is captured in handler . The handler send clientt id followed by “exit” message to server. </text:span><text:span text:style-name="T8">After that its gets a message “Connection Closed Shutdown”</text:span></text:p>
      <text:p text:style-name="P18">At server side,server checks that if some message has exiting as substring than it sends this message to all clients online. Than the client is terminated gracefully.</text:p>
      <text:p text:style-name="P18"/>
      <text:p text:style-name="P11">7.TERMINATION OF SERVER:</text:p>
      <text:p text:style-name="P11"><text:tab/><text:span text:style-name="T1">Server termination is also captured using </text:span>SIGINT<text:span text:style-name="T1"> handler. If server is exited all clients read 0 bytes from socket. So the get to know that server has stopped. So client also terminates printing the message “</text:span>SERVER STOPPED”.</text:p>
      <text:p text:style-name="P11"/>
      <text:p text:style-name="P12">8.LOG FILE:</text:p>
      <text:p text:style-name="P12"><text:tab/><text:span text:style-name="T1">At server side one csv file for each client is opened named on the id of client. The process that is checking queue continously will write the message in this file in the following format: </text:span>“<text:span text:style-name="T18">Time Date </text:span>Sender<text:span text:style-name="T18">Id SenderName</text:span> <text:span text:style-name="T18">RecieverId RecieverName To</text:span> Message ”</text:p>
      <text:p text:style-name="P12"/>
      <text:p text:style-name="P20">9.BOUNDARY CASES:</text:p>
      <table:table table:name="Table1" table:style-name="Table1">
        <table:table-column table:style-name="Table1.A"/>
        <table:table-column table:style-name="Table1.B"/>
        <table:table-column table:style-name="Table1.C"/>
        <table:table-row>
          <table:table-cell table:style-name="Table1.A1" office:value-type="string">
            <text:p text:style-name="P21">S.NO</text:p>
          </table:table-cell>
          <table:table-cell table:style-name="Table1.A1" office:value-type="string">
            <text:p text:style-name="P21"><text:s text:c="30"/>TEST CASE</text:p>
          </table:table-cell>
          <table:table-cell table:style-name="Table1.C1" office:value-type="string">
            <text:p text:style-name="P21"><text:s text:c="18"/>RESULT</text:p>
          </table:table-cell>
        </table:table-row>
        <table:table-row>
          <table:table-cell table:style-name="Table1.A2" office:value-type="string">
            <text:p text:style-name="P21">1</text:p>
          </table:table-cell>
          <table:table-cell table:style-name="Table1.A2" office:value-type="string">
            <text:p text:style-name="P21">ONLY 5 CLINETS AND ONE SESSION</text:p>
            <text:p text:style-name="P21"/>
          </table:table-cell>
          <table:table-cell table:style-name="Table1.C2" office:value-type="string">
            <text:p text:style-name="P21">PASSED</text:p>
          </table:table-cell>
        </table:table-row>
        <table:table-row>
          <table:table-cell table:style-name="Table1.A2" office:value-type="string">
            <text:p text:style-name="P23">2</text:p>
          </table:table-cell>
          <table:table-cell table:style-name="Table1.A2" office:value-type="string">
            <text:p text:style-name="P21">IF CLIENT TERMINATES,ONLINE CLIENTS SHOULD BE NOTIFIED WITH MESSAGE</text:p>
          </table:table-cell>
          <table:table-cell table:style-name="Table1.C2" office:value-type="string">
            <text:p text:style-name="P21">PASSED</text:p>
          </table:table-cell>
        </table:table-row>
        <table:table-row>
          <table:table-cell table:style-name="Table1.A2" office:value-type="string">
            <text:p text:style-name="P23">3</text:p>
          </table:table-cell>
          <table:table-cell table:style-name="Table1.A2" office:value-type="string">
            <text:p text:style-name="P21">CLIENT SHOULD BE DISPLAYED THE ONLINE CLINETS,SHOULD NOT INCLUDE THAT HAS TERMINATED</text:p>
            <text:p text:style-name="Table_20_Contents"/>
          </table:table-cell>
          <table:table-cell table:style-name="Table1.C2" office:value-type="string">
            <text:p text:style-name="Table_20_Contents"/>
          </table:table-cell>
        </table:table-row>
        <table:table-row>
          <table:table-cell table:style-name="Table1.A2" office:value-type="string">
            <text:p text:style-name="P23">4</text:p>
          </table:table-cell>
          <table:table-cell table:style-name="Table1.A2" office:value-type="string">
            <text:p text:style-name="P21">CLIENT SHOULD NOT BE ABLE TO SEND MESSAGE TO ITSELF</text:p>
          </table:table-cell>
          <table:table-cell table:style-name="Table1.C2" office:value-type="string">
            <text:p text:style-name="P21">PASSED</text:p>
          </table:table-cell>
        </table:table-row>
        <table:table-row>
          <table:table-cell table:style-name="Table1.A2" office:value-type="string">
            <text:p text:style-name="P23">5</text:p>
          </table:table-cell>
          <table:table-cell table:style-name="Table1.A2" office:value-type="string">
            <text:p text:style-name="P21">IF WRONG ID PROVIDED,CLIENT SHOULD NOTIFIED</text:p>
          </table:table-cell>
          <table:table-cell table:style-name="Table1.C2" office:value-type="string">
            <text:p text:style-name="Table_20_Contents"/>
          </table:table-cell>
        </table:table-row>
        <table:table-row>
          <table:table-cell table:style-name="Table1.A2" office:value-type="string">
            <text:p text:style-name="P23">6</text:p>
          </table:table-cell>
          <table:table-cell table:style-name="Table1.A2" office:value-type="string">
            <text:p text:style-name="P21">NO TWO CLIENTS CAN UPDATE CURRENTLY_CONNECTED VARIABLE(LOCK)</text:p>
          </table:table-cell>
          <table:table-cell table:style-name="Table1.C2" office:value-type="string">
            <text:p text:style-name="P21">PASSED</text:p>
          </table:table-cell>
        </table:table-row>
        <table:table-row>
          <table:table-cell table:style-name="Table1.A2" office:value-type="string">
            <text:p text:style-name="P23">7</text:p>
          </table:table-cell>
          <table:table-cell table:style-name="Table1.A2" office:value-type="string">
            <text:p text:style-name="P21">QUEUE IS ALSO LOCKED,ONLY ONE CLIENT AT A TIME CAN ENQUEUE OR DEQUEUE</text:p>
          </table:table-cell>
          <table:table-cell table:style-name="Table1.C2" office:value-type="string">
            <text:p text:style-name="P21">PASSED</text:p>
          </table:table-cell>
        </table:table-row>
        <table:table-row>
          <table:table-cell table:style-name="Table1.A2" office:value-type="string">
            <text:p text:style-name="P23">8</text:p>
          </table:table-cell>
          <table:table-cell table:style-name="Table1.A2" office:value-type="string">
            <text:p text:style-name="P21">MESSAGE GET DISCARDED IF ,RECEIVER HAS TERMINATED</text:p>
          </table:table-cell>
          <table:table-cell table:style-name="Table1.C2" office:value-type="string">
            <text:p text:style-name="P22">PASSED</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9:17:33.743467540</meta:creation-date>
    <meta:generator>LibreOffice/5.1.4.2$Linux_X86_64 LibreOffice_project/10m0$Build-2</meta:generator>
    <dc:date>2017-01-30T05:56:44.434934214</dc:date>
    <meta:editing-duration>PT1H23M12S</meta:editing-duration>
    <meta:editing-cycles>32</meta:editing-cycles>
    <meta:document-statistic meta:table-count="1" meta:image-count="0" meta:object-count="0" meta:page-count="2" meta:paragraph-count="56" meta:word-count="686" meta:character-count="4185" meta:non-whitespace-character-count="3486"/>
  </office:meta>
</office:document-meta>
</file>